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25-11-24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25-08-2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2528" calcext:value-type="float">
            <text:p>64.4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25-06-0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25-03-2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24-12-3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24-09-23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9024" calcext:value-type="float">
            <text:p>63.8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24-05-31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24-03-2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23-11-1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23-09-1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23-05-18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23-01-2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22-10-1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22-07-13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22-06-1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21-02-0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20-07-0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20-01-1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9-10-1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9-07-03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9-04-1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9-01-0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8-10-1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8-07-0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8-04-3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8-01-2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7-10-0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7-07-1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7-04-0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7-01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6-10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6-07-12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6-04-13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6-01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5-12-0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5-07-2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5-05-1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5-01-2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4-10-1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4-07-3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4-04-2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4-02-0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3-10-25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3-07-3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3-04-1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3-02-1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2-10-1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2-08-0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2-05-1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2-02-0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1-11-0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1-07-2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1-05-0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1-01-3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0-10-1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0-07-0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0-04-1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10-01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9-10-2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9-07-2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9-04-1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9-02-1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8-10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8-07-1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8-04-23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8-01-1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7-07-12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7-05-3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7-01-2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6-11-0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6-07-1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6-04-11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86" calcext:value-type="float">
            <text:p>53.5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3256" calcext:value-type="float">
            <text:p>53.4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336" calcext:value-type="float">
            <text:p>53.3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9168" calcext:value-type="float">
            <text:p>52.7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1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992" calcext:value-type="float">
            <text:p>52.5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1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5392" calcext:value-type="float">
            <text:p>52.2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5016" calcext:value-type="float">
            <text:p>52.3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048" calcext:value-type="float">
            <text:p>51.8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200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6856" calcext:value-type="float">
            <text:p>51.8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4392" calcext:value-type="float">
            <text:p>51.9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9864" calcext:value-type="float">
            <text:p>51.4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2704" calcext:value-type="float">
            <text:p>51.3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6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3048" calcext:value-type="float">
            <text:p>49.5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7224" calcext:value-type="float">
            <text:p>49.4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8624" calcext:value-type="float">
            <text:p>49.1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3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3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2344" calcext:value-type="float">
            <text:p>48.4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1216" calcext:value-type="float">
            <text:p>48.5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152" calcext:value-type="float">
            <text:p>48.4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1656" calcext:value-type="float">
            <text:p>48.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1384" calcext:value-type="float">
            <text:p>48.4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364" calcext:value-type="float">
            <text:p>48.1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0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9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9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7-03-1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7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6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6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5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5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3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1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0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0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0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0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8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808" calcext:value-type="float">
            <text:p>44.1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0344" calcext:value-type="float">
            <text:p>43.9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0072" calcext:value-type="float">
            <text:p>44.0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7336" calcext:value-type="float">
            <text:p>44.2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7336" calcext:value-type="float">
            <text:p>44.2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7528" calcext:value-type="float">
            <text:p>43.4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7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7864" calcext:value-type="float">
            <text:p>43.1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2832" calcext:value-type="float">
            <text:p>43.2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538076490801</text:p>
          </table:table-cell>
          <table:table-cell office:value-type="string" calcext:value-type="string">
            <text:p>56N <text:s/>1 SOW 016</text:p>
          </table:table-cell>
          <table:table-cell office:value-type="string" calcext:value-type="string">
            <text:p>196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32" meta:object-count="0"/>
    <meta:user-defined meta:name="AppVersion">3.0</meta:user-defined>
  </office:meta>
</office:document-meta>
</file>